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2876398563073301937" text:style-name="L1">
        <text:list-item>
          <text:p text:style-name="P10">Do not use any Bootstrap</text:p>
        </text:list-item>
      </text:list>
      <text:p text:style-name="P3"/>
      <text:list xml:id="list35495346" text:continue-numbering="true" text:style-name="L1">
        <text:list-item>
          <text:p text:style-name="P16">Use pure Vanilla CSS, HTML (4 and 5) and Javascript/JQuery</text:p>
        </text:list-item>
      </text:list>
      <text:p text:style-name="P3"/>
      <text:list xml:id="list35498175" text:continue-numbering="true" text:style-name="L1">
        <text:list-item>
          <text:p text:style-name="P16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5517581" text:continue-numbering="true" text:style-name="L1">
        <text:list-item>
          <text:p text:style-name="P16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6227607800122782306" text:style-name="L2">
        <text:list-item>
          <text:p text:style-name="P11">Make the diagrams using CSS or SVG</text:p>
        </text:list-item>
      </text:list>
      <text:p text:style-name="P3"/>
      <text:list xml:id="list35495802" text:continue-numbering="true" text:style-name="L2">
        <text:list-item>
          <text:p text:style-name="P17">make the symbols from the table to be button</text:p>
        </text:list-item>
      </text:list>
      <text:p text:style-name="P3"/>
      <text:list xml:id="list35501091" text:continue-numbering="true" text:style-name="L2">
        <text:list-item>
          <text:p text:style-name="P17">Make the stars from the Rating.html to glow when you click them</text:p>
        </text:list-item>
      </text:list>
      <text:p text:style-name="P4"/>
      <text:p text:style-name="P4"/>
      <text:p text:style-name="P5">JAVASCRIPT</text:p>
      <text:p text:style-name="P3"/>
      <text:p text:style-name="P3"/>
      <text:list xml:id="list3012359807031557481" text:style-name="L3">
        <text:list-item>
          <text:p text:style-name="P18">When delete a flight, make the entire row dissapear from the table</text:p>
        </text:list-item>
      </text:list>
      <text:p text:style-name="P3"/>
      <text:list xml:id="list35501193" text:continue-numbering="true" text:style-name="L3">
        <text:list-item>
          <text:p text:style-name="P18">Maybe make an AJAX to get the flight details</text:p>
        </text:list-item>
      </text:list>
      <text:p text:style-name="P4"/>
      <text:list xml:id="list35503147" text:continue-list="list35501091" text:style-name="L2">
        <text:list-item>
          <text:p text:style-name="P11">For the Sign In section, make somesort of form validation with the strength of the password and the email validity</text:p>
        </text:list-item>
      </text:list>
      <text:p text:style-name="P4"/>
      <text:p text:style-name="P4"><text:tab/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4"/>
      <text:list xml:id="list35487496" text:continue-numbering="true" text:style-name="L2">
        <text:list-item>
          <text:p text:style-name="P11">Go to the Sign Up section if you do not have an account</text:p>
        </text:list-item>
      </text:list>
      <text:p text:style-name="P4"/>
      <text:list xml:id="list35490973" text:continue-numbering="true" text:style-name="L2">
        <text:list-item>
          <text:p text:style-name="P11">Add an array in which you have a few airline and airpot names -&gt; when you type a letter, you make examples appear. Add one for each letter (autocomplete)</text:p>
        </text:list-item>
      </text:list>
      <text:p text:style-name="P3"/>
      <text:list xml:id="list35518225" text:continue-list="list35501193" text:style-name="L3">
        <text:list-item>
          <text:p text:style-name="P12">What do you do when the flight is saved successfully?</text:p>
        </text:list-item>
      </text:list>
      <text:p text:style-name="P4"><text:soft-page-break/></text:p>
      <text:list xml:id="list101851009606682339" text:style-name="L4">
        <text:list-item>
          <text:list>
            <text:list-item>
              <text:p text:style-name="P13"><text:span text:style-name="T3">you should be able to click the </text:span>SAVE<text:span text:style-name="T3"> button</text:span></text:p>
            </text:list-item>
          </text:list>
        </text:list-item>
      </text:list>
      <text:p text:style-name="P3"/>
      <text:list xml:id="list35486988" text:continue-numbering="true" text:style-name="L4">
        <text:list-item>
          <text:list>
            <text:list-item>
              <text:p text:style-name="P19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35511882" text:continue-list="list35518225" text:style-name="L3">
        <text:list-item>
          <text:p text:style-name="P12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5548607195351267365" text:style-name="L5">
        <text:list-item>
          <text:p text:style-name="P14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5M14S</meta:editing-duration>
    <meta:editing-cycles>126</meta:editing-cycles>
    <meta:generator>OpenOffice/4.0.1$Win32 OpenOffice.org_project/401m5$Build-9714</meta:generator>
    <dc:date>2016-11-26T15:32:48.20</dc:date>
    <dc:creator>Vlad Mocanu</dc:creator>
    <meta:document-statistic meta:table-count="0" meta:image-count="0" meta:object-count="0" meta:page-count="2" meta:paragraph-count="44" meta:word-count="325" meta:character-count="1977"/>
    <meta:user-defined meta:name="Info 1"/>
    <meta:user-defined meta:name="Info 2"/>
    <meta:user-defined meta:name="Info 3"/>
    <meta:user-defined meta:name="Info 4"/>
  </office:meta>
</office:document-meta>
</file>